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9.795cm"/>
    </style:style>
    <style:style style:name="co2" style:family="table-column">
      <style:table-column-properties fo:break-before="auto" style:column-width="14.762cm"/>
    </style:style>
    <style:style style:name="co3" style:family="table-column">
      <style:table-column-properties fo:break-before="auto" style:column-width="10.23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cc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ce1" office:value-type="string">
            <text:p>設定</text:p>
          </table:table-cell>
          <table:table-cell table:style-name="Default" office:value-type="string">
            <text:p>Hashtableへの差し込み方</text:p>
          </table:table-cell>
          <table:table-cell office:value-type="string">
            <text:p>出力結果</text:p>
          </table:table-cell>
        </table:table-row>
        <table:table-row table:style-name="ro1">
          <table:table-cell table:style-name="ce1" office:value-type="string">
            <text:p>.Cmb_SeasonWord.SelectedIndex = 1</text:p>
          </table:table-cell>
          <table:table-cell office:value-type="string">
            <text:p><text:s text:c="12"/>optWord("Cmb_SeasonWord")= .Cmb_SeasonWord.SelectedValue</text:p>
          </table:table-cell>
          <table:table-cell office:value-type="string">
            <text:p>Cmb_SeasonWord <text:s/>= <text:s/>厳冬の候</text:p>
          </table:table-cell>
        </table:table-row>
        <table:table-row table:style-name="ro1">
          <table:table-cell table:style-name="ce2" office:value-type="string">
            <text:p>.Cmb_Title.SelectedIndex </text:p>
          </table:table-cell>
          <table:table-cell office:value-type="string">
            <text:p><text:s text:c="12"/>optWord("Cmb_Title") = .Cmb_Title.SelectedValue</text:p>
          </table:table-cell>
          <table:table-cell office:value-type="string">
            <text:p>Cmb_Title <text:s/>= <text:s/>亡養父</text:p>
          </table:table-cell>
        </table:table-row>
        <table:table-row table:style-name="ro1">
          <table:table-cell table:style-name="ce1" office:value-type="string">
            <text:p><text:s/>.Cmb_Day.SelectedValue = currentDt(2)</text:p>
          </table:table-cell>
          <table:table-cell office:value-type="string">
            <text:p><text:s text:c="12"/>optWord("Cmb_Day") = .Cmb_Day.SelectedIndex</text:p>
          </table:table-cell>
          <table:table-cell office:value-type="string">
            <text:p>Cmb_Day <text:s/>= <text:s/>二十日</text:p>
          </table:table-cell>
        </table:table-row>
        <table:table-row table:style-name="ro1">
          <table:table-cell table:style-name="ce1" office:value-type="string">
            <text:p><text:s/>.Cmb_DeathWay.SelectedValue = "死去"</text:p>
          </table:table-cell>
          <table:table-cell office:value-type="string">
            <text:p><text:s text:c="12"/>optWord("Cmb_DeathWay") = .Cmb_DeathWay.SelectedValue</text:p>
          </table:table-cell>
          <table:table-cell office:value-type="string">
            <text:p>Cmb_DeathWay <text:s/>= <text:s/>死去</text:p>
          </table:table-cell>
        </table:table-row>
        <table:table-row table:style-name="ro2">
          <table:table-cell table:style-name="ce3"/>
          <table:table-cell table:style-name="ce3" office:value-type="string">
            <text:p><text:s text:c="12"/>optWord("Cmb_Donation") = .Cmb_Donation.SelectedValue</text:p>
          </table:table-cell>
          <table:table-cell table:style-name="ce5" office:value-type="string">
            <text:p>Cmb_Donation <text:s/>= <text:s/></text:p>
          </table:table-cell>
        </table:table-row>
        <table:table-row table:style-name="ro1">
          <table:table-cell table:style-name="ce1" office:value-type="string">
            <text:p><text:s/>.Cmb_EndWord.SelectedValue = "敬具"</text:p>
          </table:table-cell>
          <table:table-cell office:value-type="string">
            <text:p><text:s text:c="12"/>optWord("Cmb_EndWord") = .Cmb_EndWord.SelectedValue</text:p>
          </table:table-cell>
          <table:table-cell office:value-type="string">
            <text:p>Cmb_EndWord <text:s/>= <text:s/>敬具</text:p>
          </table:table-cell>
        </table:table-row>
        <table:table-row table:style-name="ro1">
          <table:table-cell table:style-name="ce4" office:value-type="string">
            <text:p><text:s/>.Cmb_PointHostType.SelectedValue = 1</text:p>
          </table:table-cell>
          <table:table-cell office:value-type="string">
            <text:p><text:s text:c="12"/>optWord("Cmb_HostType") = .Cmb_HostType.SelectedValue</text:p>
          </table:table-cell>
          <table:table-cell office:value-type="string">
            <text:p>Cmb_HostType <text:s/>= <text:s/>施主</text:p>
          </table:table-cell>
        </table:table-row>
        <table:table-row table:style-name="ro1">
          <table:table-cell table:style-name="ce1" office:value-type="string">
            <text:p><text:s/>.Cmb_Imibi.SelectedValue = "忌明の法要"</text:p>
          </table:table-cell>
          <table:table-cell office:value-type="string">
            <text:p><text:s text:c="12"/>optWord("Cmb_Imibi") = .Cmb_Imibi.SelectedValue</text:p>
          </table:table-cell>
          <table:table-cell office:value-type="string">
            <text:p>Cmb_Imibi <text:s/>= <text:s/>忌明の法要</text:p>
          </table:table-cell>
        </table:table-row>
        <table:table-row table:style-name="ro1">
          <table:table-cell table:style-name="ce1" office:value-type="string">
            <text:p><text:s/>.Cmb_Month.SelectedValue = currentDt(1)</text:p>
          </table:table-cell>
          <table:table-cell office:value-type="string">
            <text:p><text:s text:c="12"/>optWord("Cmb_Month") = .Cmb_Month.SelectedIndex</text:p>
          </table:table-cell>
          <table:table-cell office:value-type="string">
            <text:p>Cmb_Month <text:s/>= <text:s/>八月</text:p>
          </table:table-cell>
        </table:table-row>
        <table:table-row table:style-name="ro2">
          <table:table-cell table:style-name="ce4" office:value-type="string">
            <text:p><text:s/>.Cmb_PointAdd1.SelectedIndex = 19</text:p>
          </table:table-cell>
          <table:table-cell office:value-type="string">
            <text:p><text:s text:c="12"/>optWord("Cmb_PointAdd1") = .Cmb_PointAdd1.SelectedIndex</text:p>
          </table:table-cell>
          <table:table-cell office:value-type="string">
            <text:p>Cmb_PointAdd1 <text:s/>= <text:s/>19</text:p>
          </table:table-cell>
        </table:table-row>
        <table:table-row table:style-name="ro2">
          <table:table-cell table:style-name="ce4" office:value-type="string">
            <text:p><text:s/>.Cmb_PointCeremonyDate.SelectedIndex = 22</text:p>
          </table:table-cell>
          <table:table-cell office:value-type="string">
            <text:p><text:s text:c="12"/>optWord("Cmb_PointCeremonyDate") = .Cmb_PointCeremonyDate.SelectedIndex</text:p>
          </table:table-cell>
          <table:table-cell office:value-type="string">
            <text:p>Cmb_PointCeremonyDate <text:s/>= <text:s/>22</text:p>
          </table:table-cell>
        </table:table-row>
        <table:table-row table:style-name="ro2">
          <table:table-cell table:style-name="ce4" office:value-type="string">
            <text:p><text:s/>.Cmb_PointDeadName.SelectedIndex = 0</text:p>
          </table:table-cell>
          <table:table-cell office:value-type="string">
            <text:p><text:s text:c="12"/>optWord("Cmb_PointDeadName") = .Cmb_PointDeadName.SelectedValue</text:p>
          </table:table-cell>
          <table:table-cell office:value-type="string">
            <text:p>Cmb_PointDeadName <text:s/>= <text:s/></text:p>
          </table:table-cell>
        </table:table-row>
        <table:table-row table:style-name="ro2">
          <table:table-cell table:style-name="ce4" office:value-type="string">
            <text:p><text:s/>.Cmb_PointEndWord.SelectedIndex = 35</text:p>
          </table:table-cell>
          <table:table-cell office:value-type="string">
            <text:p><text:s text:c="12"/>optWord("Cmb_PointEndWord") = .Cmb_PointEndWord.SelectedIndex</text:p>
          </table:table-cell>
          <table:table-cell office:value-type="string">
            <text:p>Cmb_PointEndWord <text:s/>= <text:s/>35</text:p>
          </table:table-cell>
        </table:table-row>
        <table:table-row table:style-name="ro2">
          <table:table-cell table:style-name="ce3" office:value-type="string">
            <text:p><text:s/>.Cmb_PointHostName1.SelectedIndex = 34</text:p>
          </table:table-cell>
          <table:table-cell table:style-name="ce3" office:value-type="string">
            <text:p><text:s text:c="12"/>optWord("Cmb_PointHostName1") = .Cmb_PointHostName1.Text</text:p>
          </table:table-cell>
          <table:table-cell table:style-name="ce5" office:value-type="string">
            <text:p>Cmb_PointHostName1 <text:s/>= <text:s/>35</text:p>
          </table:table-cell>
        </table:table-row>
        <table:table-row table:style-name="ro2">
          <table:table-cell table:style-name="ce3" office:value-type="string">
            <text:p><text:s/>.Cmb_PointHostName2.SelectedIndex = 34</text:p>
          </table:table-cell>
          <table:table-cell table:style-name="ce3" office:value-type="string">
            <text:p><text:s text:c="12"/>optWord("Cmb_PointHostName2") = .Cmb_PointHostName2.Text <text:s text:c="3"/></text:p>
          </table:table-cell>
          <table:table-cell table:style-name="ce5" office:value-type="string">
            <text:p>Cmb_PointHostName2 <text:s/>= <text:s/>35</text:p>
          </table:table-cell>
        </table:table-row>
        <table:table-row table:style-name="ro2">
          <table:table-cell table:style-name="ce3" office:value-type="string">
            <text:p><text:s/>.Cmb_PointHostName3.SelectedIndex = 34</text:p>
          </table:table-cell>
          <table:table-cell table:style-name="ce3" office:value-type="string">
            <text:p><text:s text:c="12"/>optWord("Cmb_PointHostName3") = .Cmb_PointHostName3.Text</text:p>
          </table:table-cell>
          <table:table-cell table:style-name="ce5" office:value-type="string">
            <text:p>Cmb_PointHostName3 <text:s/>= <text:s/>35</text:p>
          </table:table-cell>
        </table:table-row>
        <table:table-row table:style-name="ro2">
          <table:table-cell table:style-name="ce3" office:value-type="string">
            <text:p><text:s/>.Cmb_PointHostName4.SelectedIndex = 34</text:p>
          </table:table-cell>
          <table:table-cell table:style-name="ce3" office:value-type="string">
            <text:p><text:s text:c="12"/>optWord("Cmb_PointHostName4") = .Cmb_PointHostName4.Text</text:p>
          </table:table-cell>
          <table:table-cell table:style-name="ce5" office:value-type="string">
            <text:p>Cmb_PointHostName4 <text:s/>= <text:s/>35</text:p>
          </table:table-cell>
        </table:table-row>
        <table:table-row table:style-name="ro2">
          <table:table-cell table:style-name="ce1" office:value-type="string">
            <text:p><text:s/>.Cmb_HostType.SelectedValue = "施主"</text:p>
          </table:table-cell>
          <table:table-cell office:value-type="string">
            <text:p><text:s text:c="12"/>optWord("Cmb_PointHostType") = .Cmb_PointHostType.SelectedValue</text:p>
          </table:table-cell>
          <table:table-cell office:value-type="string">
            <text:p>Cmb_PointHostType <text:s/>= <text:s/></text:p>
          </table:table-cell>
        </table:table-row>
        <table:table-row table:style-name="ro2">
          <table:table-cell table:style-name="ce4" office:value-type="string">
            <text:p><text:s/>.Cmb_PointImibi.SelectedIndex = 35</text:p>
          </table:table-cell>
          <table:table-cell office:value-type="string">
            <text:p><text:s text:c="12"/>optWord("Cmb_PointImibi") = .Cmb_PointImibi.SelectedIndex</text:p>
          </table:table-cell>
          <table:table-cell office:value-type="string">
            <text:p>Cmb_PointImibi <text:s/>= <text:s/>35</text:p>
          </table:table-cell>
        </table:table-row>
        <table:table-row table:style-name="ro2">
          <table:table-cell table:style-name="ce4" office:value-type="string">
            <text:p><text:s/>.Cmb_PointName.SelectedIndex = 35</text:p>
          </table:table-cell>
          <table:table-cell office:value-type="string">
            <text:p><text:s text:c="12"/>optWord("Cmb_PointName") = .Cmb_PointName.SelectedIndex</text:p>
          </table:table-cell>
          <table:table-cell office:value-type="string">
            <text:p>Cmb_PointName <text:s/>= <text:s/>35</text:p>
          </table:table-cell>
        </table:table-row>
        <table:table-row table:style-name="ro2">
          <table:table-cell table:style-name="ce4" office:value-type="string">
            <text:p><text:s/>.Cmb_PointPS1.SelectedIndex = 17 </text:p>
          </table:table-cell>
          <table:table-cell office:value-type="string">
            <text:p><text:s text:c="12"/>optWord("Cmb_PointPS1") = .Cmb_PointPS1.SelectedIndex </text:p>
          </table:table-cell>
          <table:table-cell table:style-name="ce1" office:value-type="string">
            <text:p>Cmb_PointPS1 <text:s/>= <text:s/>17</text:p>
          </table:table-cell>
        </table:table-row>
        <table:table-row table:style-name="ro2">
          <table:table-cell table:style-name="ce4" office:value-type="string">
            <text:p><text:s/>.Cmb_PointTitle.SelectedIndex = 35</text:p>
          </table:table-cell>
          <table:table-cell office:value-type="string">
            <text:p><text:s text:c="12"/>optWord("Cmb_PointTitle") = .Cmb_PointTitle.SelectedIndex</text:p>
          </table:table-cell>
          <table:table-cell office:value-type="string">
            <text:p>Cmb_PointTitle <text:s/>= <text:s/>35</text:p>
          </table:table-cell>
        </table:table-row>
        <table:table-row table:style-name="ro1">
          <table:table-cell table:style-name="ce1" office:value-type="string">
            <text:p>.Cmb_Time1.SelectedValue = "先般"</text:p>
          </table:table-cell>
          <table:table-cell office:value-type="string">
            <text:p><text:s text:c="12"/>optWord("Cmb_Time1") = .Cmb_Time1.SelectedValue</text:p>
          </table:table-cell>
          <table:table-cell office:value-type="string">
            <text:p>Cmb_Time1 <text:s/>= <text:s/>先般</text:p>
          </table:table-cell>
        </table:table-row>
        <table:table-row table:style-name="ro1">
          <table:table-cell table:style-name="ce1" office:value-type="string">
            <text:p><text:s/>.Cmb_Time2.SelectedValue = "本日"</text:p>
          </table:table-cell>
          <table:table-cell office:value-type="string">
            <text:p><text:s text:c="12"/>optWord("Cmb_Time2") = .Cmb_Time2.SelectedValue</text:p>
          </table:table-cell>
          <table:table-cell office:value-type="string">
            <text:p>Cmb_Time2 <text:s/>= <text:s/>本日</text:p>
          </table:table-cell>
        </table:table-row>
        <table:table-row table:style-name="ro1">
          <table:table-cell table:style-name="ce1" office:value-type="string">
            <text:p><text:s/>.Cmb_Year.SelectedValue = currentDt(0)</text:p>
          </table:table-cell>
          <table:table-cell office:value-type="string">
            <text:p><text:s text:c="12"/>optWord("Cmb_Year") = .Cmb_Year.SelectedIndex</text:p>
          </table:table-cell>
          <table:table-cell office:value-type="string">
            <text:p>Cmb_Year <text:s/>= <text:s/>平成二十五年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<text:s text:c="12"/>optWord("Common_Font") = .Cmb_Font.text </text:p>
          </table:table-cell>
          <table:table-cell office:value-type="string">
            <text:p>Common_Font <text:s/>= <text:s/>ＭＳ Ｐ明朝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<text:s text:c="12"/>optWord("Common_Point") = DefKeyWord("curFontSize")</text:p>
          </table:table-cell>
          <table:table-cell office:value-type="string">
            <text:p>Common_Point <text:s/>= <text:s/>35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<text:s text:c="12"/>optWord("Txt_Add1") = .Txt_Add1.Text</text:p>
          </table:table-cell>
          <table:table-cell office:value-type="string">
            <text:p>Txt_Add1 <text:s/>= 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<text:s text:c="12"/>optWord("Txt_Add2") = .Txt_Add2.Text</text:p>
          </table:table-cell>
          <table:table-cell office:value-type="string">
            <text:p>Txt_Add2 <text:s/>= <text:s/></text:p>
          </table:table-cell>
        </table:table-row>
        <table:table-row table:style-name="ro2">
          <table:table-cell table:style-name="ce1" office:value-type="string">
            <text:p><text:s/>.Txt_DeadName.Text = ""</text:p>
          </table:table-cell>
          <table:table-cell office:value-type="string">
            <text:p><text:s text:c="12"/>optWord("Txt_DeadName") = .Txt_DeadName.Text</text:p>
          </table:table-cell>
          <table:table-cell office:value-type="string">
            <text:p>Txt_DeadName <text:s/>= <text:s/>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<text:s text:c="12"/>optWord("Txt_HostName1") = .Txt_HostName1.Text</text:p>
          </table:table-cell>
          <table:table-cell office:value-type="string">
            <text:p>Txt_HostName1 <text:s/>= <text:s/>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<text:s text:c="12"/>optWord("Txt_HostName2") = .Txt_HostName2.Text</text:p>
          </table:table-cell>
          <table:table-cell office:value-type="string">
            <text:p>Txt_HostName2 <text:s/>= <text:s/>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<text:s text:c="12"/>optWord("Txt_HostName3") = .Txt_HostName3.Text</text:p>
          </table:table-cell>
          <table:table-cell office:value-type="string">
            <text:p>Txt_HostName3 <text:s/>= <text:s/>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<text:s text:c="12"/>optWord("Txt_HostName4") = .Txt_HostName4.Text</text:p>
          </table:table-cell>
          <table:table-cell office:value-type="string">
            <text:p>Txt_HostName4 <text:s/>= <text:s/></text:p>
          </table:table-cell>
        </table:table-row>
        <table:table-row table:style-name="ro1">
          <table:table-cell table:style-name="ce1" office:value-type="string">
            <text:p><text:s/>.Txt_Name.Text = "儀"</text:p>
          </table:table-cell>
          <table:table-cell office:value-type="string">
            <text:p><text:s text:c="12"/>optWord("Txt_Name") = .Txt_Name.Text</text:p>
          </table:table-cell>
          <table:table-cell office:value-type="string">
            <text:p>Txt_Name <text:s/>= <text:s/>儀</text:p>
          </table:table-cell>
        </table:table-row>
        <table:table-row table:style-name="ro1">
          <table:table-cell table:style-name="ce1" office:value-type="string">
            <text:p><text:s/>.Txt_PS1.Text = "追伸" </text:p>
          </table:table-cell>
          <table:table-cell office:value-type="string">
            <text:p><text:s text:c="12"/>optWord("Txt_PS1") = .Txt_PS1.Text</text:p>
          </table:table-cell>
          <table:table-cell office:value-type="string">
            <text:p>Txt_PS1 <text:s/>= <text:s/>追伸</text:p>
          </table:table-cell>
        </table:table-row>
        <table:table-row table:style-name="ro1">
          <table:table-cell table:style-name="ce1" office:value-type="string">
            <text:p><text:s/>.Txt_PS2.Text = "ｘｘｘｘｘｘｘｘｘｘｘのお印までに粗品を"</text:p>
          </table:table-cell>
          <table:table-cell office:value-type="string">
            <text:p><text:s text:c="12"/>optWord("Txt_PS2") = .Txt_PS2.Text</text:p>
          </table:table-cell>
          <table:table-cell office:value-type="string">
            <text:p>Txt_PS2 <text:s/>= <text:s/>ｘｘｘｘｘｘｘｘｘｘｘのお印までに粗品を</text:p>
          </table:table-cell>
        </table:table-row>
        <table:table-row table:style-name="ro1">
          <table:table-cell table:style-name="ce1" office:value-type="string">
            <text:p><text:s/>.Txt_PS3.Text = "お届けさせて頂きました"</text:p>
          </table:table-cell>
          <table:table-cell office:value-type="string">
            <text:p><text:s text:c="12"/>optWord("Txt_PS3") = .Txt_PS3.Text</text:p>
          </table:table-cell>
          <table:table-cell office:value-type="string">
            <text:p>Txt_PS3 <text:s/>= <text:s/>お届けさせて頂きました</text:p>
          </table:table-cell>
        </table:table-row>
        <table:table-row table:style-name="ro1">
          <table:table-cell table:style-name="ce1" office:value-type="string">
            <text:p><text:s/>.Txt_PS4.Text = "御受納下さいます様お願い申し上げます"</text:p>
          </table:table-cell>
          <table:table-cell office:value-type="string">
            <text:p><text:s text:c="12"/>optWord("Txt_PS4") = .Txt_PS4.Text</text:p>
          </table:table-cell>
          <table:table-cell office:value-type="string">
            <text:p>Txt_PS4 <text:s/>= <text:s/>御受納下さいます様お願い申し上げます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<text:s text:c="12"/>optWord("Txt_PS5") = .Txt_PS5.Text</text:p>
          </table:table-cell>
          <table:table-cell office:value-type="string">
            <text:p>Txt_PS5 <text:s/>= <text:s/>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<text:s text:c="12"/>optWord("Txt_PS6") = .Txt_PS6.Text</text:p>
          </table:table-cell>
          <table:table-cell office:value-type="string">
            <text:p>Txt_PS6 <text:s/>= <text:s/></text:p>
          </table:table-cell>
        </table:table-row>
        <table:table-row table:style-name="ro2">
          <table:table-cell table:style-name="ce1"/>
          <table:table-cell table:style-name="Default"/>
          <table:table-cell/>
        </table:table-row>
        <table:table-row table:style-name="ro2" table:number-rows-repeated="5">
          <table:table-cell/>
          <table:table-cell table:style-name="Default"/>
          <table:table-cell/>
        </table:table-row>
        <table:table-row table:style-name="ro2">
          <table:table-cell table:style-name="ce1"/>
          <table:table-cell table:style-name="Default"/>
          <table:table-cell/>
        </table:table-row>
        <table:table-row table:style-name="ro2" table:number-rows-repeated="2">
          <table:table-cell/>
          <table:table-cell table:style-name="Default"/>
          <table:table-cell/>
        </table:table-row>
        <table:table-row table:style-name="ro2">
          <table:table-cell table:style-name="ce1"/>
          <table:table-cell table:style-name="Default"/>
          <table:table-cell/>
        </table:table-row>
        <table:table-row table:style-name="ro2" table:number-rows-repeated="7">
          <table:table-cell/>
          <table:table-cell table:style-name="Default"/>
          <table:table-cell/>
        </table:table-row>
        <table:table-row table:style-name="ro2">
          <table:table-cell table:style-name="ce1" office:value-type="string">
            <text:p>.Cmb_Title.SelectedIndex = 1</text:p>
          </table:table-cell>
          <table:table-cell table:style-name="Default"/>
          <table:table-cell/>
        </table:table-row>
      </table:table>
      <table:table table:name="Sheet2" table:style-name="ta1" table:print="false">
        <table:table-column table:style-name="co5" table:default-cell-style-name="ce1"/>
        <table:table-column table:style-name="co5" table:number-columns-repeated="1023" table:default-cell-style-name="Default"/>
        <table:table-row table:style-name="ro2" table:number-rows-repeated="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Sheet2.A1:Sheet2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2013/08/20</text:date>, <text:time>16:33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10:12:43.50</meta:creation-date>
    <dc:date>2013-08-20T16:33:41.57</dc:date>
    <meta:editing-duration>PT5H56M59S</meta:editing-duration>
    <meta:editing-cycles>7</meta:editing-cycles>
    <meta:generator>OpenOffice.org/3.4.1$Win32 OpenOffice.org_project/341m1$Build-9593</meta:generator>
    <meta:document-statistic meta:table-count="3" meta:cell-count="126" meta:object-count="0"/>
  </office:meta>
</office:document-meta>
</file>